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 PinBall</text:p>
      <text:p text:style-name="P1">CS2710</text:p>
      <text:p text:style-name="P1">Olanrewaju Okunlola</text:p>
      <text:p text:style-name="P1">201040292</text:p>
      <text:p text:style-name="Standard"/>
      <text:p text:style-name="Standard">Application features:</text:p>
      <text:p text:style-name="Standard"/>
      <text:p text:style-name="Standard">Background Objects</text:p>
      <text:p text:style-name="Standard">Sprites</text:p>
      <text:p text:style-name="Standard">The primary objects will be what the player will see (or pilot) as they play the game and will consist of sprites and a black background. These objects will not move around the screen but alternate color but a set timer. In the center of the screen will be a large sprite.</text:p>
      <text:p text:style-name="Standard"/>
      <text:p text:style-name="Standard">Console</text:p>
      <text:p text:style-name="Standard">There will be a bar set to the right side of the screen which contains a console. In this console will be the primary user interface displaying options for pausing the game, resuming it, <text:s/>the high score, the current score, the start button <text:s/>and the number of plays. </text:p>
      <text:p text:style-name="Standard"/>
      <text:p text:style-name="Standard">Launcher</text:p>
      <text:p text:style-name="Standard"><text:s/>the launcher bar will allow the user to launch the ball into the game when they press the backspace bar. It should shrink in size to animate a bar pushing down. The ball would obviously have to be on top of the bar at the initial start of the game. </text:p>
      <text:p text:style-name="Standard"/>
      <text:p text:style-name="Standard">Menu bar</text:p>
      <text:p text:style-name="Standard">The menu will contain items “File”, “Option” and “Help”. File will allow the user to open a new Game window, save their high score and exit the game. The Option will allow them to view saved scores and the Help will display the controls for the game</text:p>
      <text:p text:style-name="Standard"/>
      <text:p text:style-name="Standard">Functionality:</text:p>
      <text:p text:style-name="Standard">Collisions</text:p>
      <text:p text:style-name="Standard">The program must differentiate between 3 different types of collisions, the collision between the ball and the sprites which gives different points, the collision between the ball and the paddles which thrust it up and that collision between the ball and the game border which deflects it.</text:p>
      <text:p text:style-name="Standard"/>
      <text:p text:style-name="Standard">Trajectory</text:p>
      <text:p text:style-name="Standard">The ball must bounce in a sensible manner and the vector position and direction of the ball must be calculated precisely. Also once the ball is initially released from port it must be able to alter trajectory upon reaching a certain position on the screen, which will be the border of the game, <text:s/>then enter into the actual game.</text:p>
      <text:p text:style-name="Standard"/>
      <text:p text:style-name="Standard">Feedback</text:p>
      <text:p text:style-name="Standard">The game should be able to interact with the user, telling them when the game has been paused, over or when it has began as well as be easy to use and engage i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nrewaju Okunlola</meta:initial-creator>
    <meta:creation-date>2012-02-28T23:57:59</meta:creation-date>
    <dc:date>2012-04-03T20:29:40</dc:date>
    <dc:creator>Olanrewaju Okunlola</dc:creator>
    <meta:editing-duration>PT03H02M45S</meta:editing-duration>
    <meta:editing-cycles>14</meta:editing-cycles>
    <meta:generator>OpenOffice.org/3.2$Linux OpenOffice.org_project/320m12$Build-9483</meta:generator>
    <meta:document-statistic meta:table-count="0" meta:image-count="0" meta:object-count="0" meta:page-count="1" meta:paragraph-count="21" meta:word-count="360" meta:character-count="1978"/>
  </office:meta>
</office:document-meta>
</file>